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DESPERATION (142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DESPERATION (142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bundance of foes (14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bsence of friends (142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DESPERATION (142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REALIZATION (142:5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REALIZATION (142:5-7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alone is his refuge (142:5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alone is his strength (142:6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God alone is all he wants in life (142:6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God alone is his rescuer (142:6-7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42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DAVID'S DESPERATION (142:1-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VID'S REALIZATION (142:5-7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2 </dc:title>
    <meta:initial-creator>David STRICKLAND</meta:initial-creator>
    <dc:creator>David STRICKLAND</dc:creator>
    <meta:creation-date>2020-02-22T19:35:05Z</meta:creation-date>
    <dc:date>2020-02-22T19:35:05Z</dc:date>
    <meta:template xlink:href="BibleStudy" xlink:type="simple"/>
    <meta:editing-cycles>1</meta:editing-cycles>
    <meta:editing-duration>PT0S</meta:editing-duration>
    <meta:document-statistic meta:paragraph-count="16" meta:word-count="96"/>
  </office:meta>
</office:document-meta>
</file>